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 style:list-style-name="L1">
      <style:paragraph-properties fo:margin-top="0.199cm" fo:margin-bottom="0.199cm" style:contextual-spacing="false" fo:line-height="150%" fo:text-align="justify" style:justify-single-word="false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0581e7" style:font-size-asian="8pt" style:font-size-complex="8pt"/>
    </style:style>
    <style:style style:name="T3" style:family="text">
      <style:text-properties officeooo:rsid="0002ce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3cm" fo:margin-left="0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40753857" text:style-name="L1">
        <text:list-item>
          <text:p text:style-name="P3">Crea la classe Vehicle, així com les classes Bicicleta i Cotxe com a subclasses de la primera. Per a la classe Vehicle, crea els atributs de classe vehicl<text:span text:style-name="T3">e</text:span>sCrea<text:span text:style-name="T3">t</text:span>s i kilometr<text:span text:style-name="T3">e</text:span>sTotals, així com l'atribut d'instància kilometr<text:span text:style-name="T3">e</text:span>sRecorr<text:span text:style-name="T3">eguts</text:span>. Crea també algun mètode específic per a cadascuna de les subclasses. Prova les classes creades mitjançant un programa amb un menú com el que es mostra a continuació:</text:p>
        </text:list-item>
      </text:list>
      <text:p text:style-name="P2">VEHICLES</text:p>
      <text:p text:style-name="P2">=========</text:p>
      <text:p text:style-name="P2">1. Camina amb la bicicleta</text:p>
      <text:p text:style-name="P2">2. Fes el cavallet amb la bicicleta</text:p>
      <text:p text:style-name="P2">3. Camina amb el cotxe</text:p>
      <text:p text:style-name="P2">4. Crema roda amb el cotxe</text:p>
      <text:p text:style-name="P2">5. Veure quilometratge de la bicicleta</text:p>
      <text:p text:style-name="P2">6. Veure quilometratge del cotxe</text:p>
      <text:p text:style-name="P2">7. Veure quilometratge total</text:p>
      <text:p text:style-name="P2">8. Eixir</text:p>
      <text:p text:style-name="P2">Tria una opció (1-8)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parent-style-name="Standard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0581e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1r DAW – Programació<text:tab/><text:tab/><text:tab/><text:tab/><text:tab/> <text:s text:c="10"/>Activitats UD 7.</text:span><text:span text:style-name="MT2">2</text:span><text:span text:style-name="MT1"> Herència</text:span></text:p>
      </style:header>
      <style:footer>
        <text:p text:style-name="MP1"><text:span text:style-name="MT1"><text:page-number text:select-page="current">1</text:page-number></text:span><text:span text:style-name="MT1"><text:tab/><text:tab/><text:tab/><text:tab/><text:tab/><text:tab/><text:tab/>IES María Enríquez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M14S</meta:editing-duration>
    <meta:editing-cycles>6</meta:editing-cycles>
    <meta:generator>LibreOffice/7.1.5.2$Windows_X86_64 LibreOffice_project/85f04e9f809797b8199d13c421bd8a2b025d52b5</meta:generator>
    <dc:date>2022-02-09T12:17:31.657000000</dc:date>
    <meta:document-statistic meta:table-count="0" meta:image-count="0" meta:object-count="0" meta:page-count="1" meta:paragraph-count="14" meta:word-count="121" meta:character-count="745" meta:non-whitespace-character-count="617"/>
  </office:meta>
</office:document-meta>
</file>